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1300000AAE949035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1.48cm" svg:height="18.999cm" svg:x="4.13cm" svg:y="1.01cm">
          <draw:image xlink:href="Pictures/1000000100000C1300000AAE949035FE.png" xlink:type="simple" xlink:show="embed" xlink:actuate="onLoad" draw:mime-type="image/png">
            <text:p/>
          </draw:image>
        </draw:frame>
        <draw:line draw:style-name="gr2" draw:text-style-name="P2" draw:layer="layout" svg:x1="7.95cm" svg:y1="3.05cm" svg:x2="9.6cm" svg:y2="3.0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0:46:11.310562163</meta:creation-date>
    <dc:date>2024-12-29T08:02:45.293945185</dc:date>
    <meta:editing-duration>PT5M49S</meta:editing-duration>
    <meta:editing-cycles>5</meta:editing-cycles>
    <meta:generator>LibreOffice/24.2.7.2$Linux_X86_64 LibreOffice_project/420$Build-2</meta:generator>
    <meta:document-statistic meta:object-count="2"/>
  </office:meta>
</office:document-meta>
</file>